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 style:shadow="none"/>
    </style:style>
    <style:style style:name="Table1.A" style:family="table-column">
      <style:table-column-properties style:column-width="12.8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Title">
      <style:text-properties officeooo:rsid="0002b8a9" officeooo:paragraph-rsid="0002b8a9"/>
    </style:style>
    <style:style style:name="P2" style:family="paragraph" style:parent-style-name="Text_20_body">
      <style:text-properties officeooo:rsid="0002b8a9" officeooo:paragraph-rsid="0002b8a9"/>
    </style:style>
    <style:style style:name="P3" style:family="paragraph" style:parent-style-name="Text_20_body" style:list-style-name="L1">
      <style:text-properties officeooo:rsid="0002b8a9" officeooo:paragraph-rsid="0002b8a9"/>
    </style:style>
    <style:style style:name="P4" style:family="paragraph" style:parent-style-name="Text_20_body" style:list-style-name="L4">
      <style:text-properties officeooo:rsid="0002b8a9" officeooo:paragraph-rsid="0002b8a9"/>
    </style:style>
    <style:style style:name="P5" style:family="paragraph" style:parent-style-name="Text_20_body" style:list-style-name="L4">
      <style:text-properties style:text-underline-style="solid" style:text-underline-width="auto" style:text-underline-color="font-color" officeooo:rsid="0002b8a9" officeooo:paragraph-rsid="0002b8a9"/>
    </style:style>
    <style:style style:name="P6" style:family="paragraph" style:parent-style-name="Text_20_body" style:list-style-name="L5">
      <style:text-properties officeooo:paragraph-rsid="0002b8a9"/>
    </style:style>
    <style:style style:name="P7" style:family="paragraph" style:parent-style-name="Heading_20_1">
      <style:text-properties officeooo:rsid="0002b8a9" officeooo:paragraph-rsid="0002b8a9"/>
    </style:style>
    <style:style style:name="T1" style:family="text">
      <style:text-properties officeooo:rsid="0002b8a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b8a9"/>
    </style:style>
    <style:style style:name="T4" style:family="text">
      <style:text-properties officeooo:rsid="000406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usorvi, Neuvostoliittolainen, armoton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h text:style-name="P7" text:outline-level="1">Turvallisuus</text:h>
            <text:list xml:id="list3497843065999292863" text:style-name="L1">
              <text:list-item>
                <text:p text:style-name="P3">Ei pitkähihaisia paitoja</text:p>
              </text:list-item>
              <text:list-item>
                <text:p text:style-name="P3">Ei löysiä vaatteita</text:p>
              </text:list-item>
              <text:list-item>
                <text:p text:style-name="P3">Ei pitkää irtonaista tukkaa</text:p>
              </text:list-item>
              <text:list-item>
                <text:p text:style-name="P3">Ei hanskoja</text:p>
              </text:list-item>
              <text:list-item>
                <text:p text:style-name="P3">Ei pitkää irtonaista partaa</text:p>
              </text:list-item>
              <text:list-item>
                <text:p text:style-name="P3">Eikä mitään muuta joka voi takertua pyörivän työkappaleen ympärille</text:p>
              </text:list-item>
              <text:list-item>
                <text:p text:style-name="P3">Sorvaajan häiritseminen kielletty</text:p>
              </text:list-item>
              <text:list-item>
                <text:p text:style-name="P3">Kuoleminen ehdottomasti kielletty</text:p>
              </text:list-item>
              <text:list-item>
                <text:p text:style-name="P3">Pyydä käyttökoulutus <text:span text:style-name="T4">jos et ole täysin varma sorvin käytöstä</text:span></text:p>
              </text:list-item>
            </text:list>
          </table:table-cell>
          <table:table-cell table:style-name="Table1.A1" office:value-type="string">
            <text:h text:style-name="P7" text:outline-level="1">Käyttö</text:h>
            <text:list xml:id="list246083374187160368" text:style-name="L4">
              <text:list-item>
                <text:p text:style-name="P4">Kytke sorvin sähköjohto rasiaan</text:p>
              </text:list-item>
              <text:list-item>
                <text:p text:style-name="P4">Käännä pääkytkin ja turvakytkin on-asentoon sorvin sähkölaatikon kyljestä</text:p>
              </text:list-item>
              <text:list-item>
                <text:p text:style-name="P4">Tarvittaessa vaihda sorvin karalle työstöön sopiva kiinnike</text:p>
              </text:list-item>
            </text:list>
            <text:list xml:id="list2222585244963662824" text:style-name="L5">
              <text:list-item>
                <text:list>
                  <text:list-item>
                    <text:p text:style-name="P6"><text:span text:style-name="T1">Käännä karalukko päälle ja irroita sekä kiinnitä uusi kiinnike oheisella sylinterimutteriavaimella</text:span></text:p>
                  </text:list-item>
                </text:list>
              </text:list-item>
            </text:list>
            <text:list xml:id="list201047200030351" text:continue-list="list246083374187160368" text:style-name="L4">
              <text:list-item>
                <text:p text:style-name="P4">Kiinnitä työkappaleesi</text:p>
              </text:list-item>
              <text:list-item>
                <text:p text:style-name="P4">Tarvittaessa vaihda sopiva työkaluteline sorviin</text:p>
              </text:list-item>
              <text:list-item>
                <text:p text:style-name="P4">Käännä karalukko pois päältä</text:p>
              </text:list-item>
              <text:list-item>
                <text:p text:style-name="P4">Vapauta hätä-seis kytkin tarvittaessa</text:p>
              </text:list-item>
              <text:list-item>
                <text:p text:style-name="P4">Valitse vaihde</text:p>
              </text:list-item>
              <text:list-item>
                <text:p text:style-name="P4">Valitse moottorin nopeus</text:p>
              </text:list-item>
              <text:list-item>
                <text:p text:style-name="P4">Käynnistä sorvi vihreästä painikkeesta</text:p>
              </text:list-item>
              <text:list-item>
                <text:p text:style-name="P4">Sorvaa</text:p>
              </text:list-item>
              <text:list-item>
                <text:p text:style-name="P5">Siivoa</text:p>
              </text:list-item>
              <text:list-item>
                <text:p text:style-name="P4"><text:span text:style-name="T2">Käännä turvakytkin ja pääkytkin pois päältä</text:span></text:p>
              </text:list-item>
              <text:list-item>
                <text:p text:style-name="P4"><text:span text:style-name="T2">Irroita johto</text:span></text:p>
              </text:list-item>
            </text:list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7-08-20T18:27:49.785678000</meta:print-date>
    <dc:date>2017-08-20T20:10:46.540328000</dc:date>
    <meta:editing-duration>PT1H34M19S</meta:editing-duration>
    <meta:editing-cycles>1</meta:editing-cycles>
    <meta:document-statistic meta:table-count="1" meta:image-count="0" meta:object-count="0" meta:page-count="2" meta:paragraph-count="27" meta:word-count="133" meta:character-count="941" meta:non-whitespace-character-count="859"/>
    <meta:generator>LibreOffice/5.2.6.2$MacOSX_X86_64 LibreOffice_project/a3100ed2409ebf1c212f5048fbe377c281438fdc</meta:generator>
  </office:meta>
</office:document-meta>
</file>